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start="Arrow" draw:marker-end="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5.875cm" svg:x="2.905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5cm" svg:y1="11.795cm" svg:x2="11.795cm" svg:y2="6.08cm">
          <text:p/>
        </draw:line>
        <draw:line draw:style-name="gr3" draw:text-style-name="P1" draw:layer="layout" svg:x1="13.7cm" svg:y1="16.875cm" svg:x2="5.445cm" svg:y2="11.795cm">
          <text:p/>
        </draw:line>
        <draw:line draw:style-name="gr4" draw:text-style-name="P1" draw:layer="layout" svg:x1="11.795cm" svg:y1="6.08cm" svg:x2="13.7cm" svg:y2="16.875cm">
          <text:p/>
        </draw:line>
        <draw:frame draw:style-name="gr5" draw:layer="layout" svg:width="1.128cm" svg:height="1.171cm" svg:x="13.929cm" svg:y="16.442cm">
          <draw:text-box>
            <text:p>A<text:span text:style-name="T1">2</text:span></text:p>
          </draw:text-box>
        </draw:frame>
        <draw:frame draw:style-name="gr5" draw:layer="layout" svg:width="1.128cm" svg:height="1.171cm" svg:x="12.049cm" svg:y="5.094cm">
          <draw:text-box>
            <text:p>A<text:span text:style-name="T1">1</text:span></text:p>
          </draw:text-box>
        </draw:frame>
        <draw:frame draw:style-name="gr5" draw:layer="layout" svg:width="0.891cm" svg:height="0.962cm" svg:x="18.777cm" svg:y="19.723cm">
          <draw:text-box>
            <text:p>T</text:p>
          </draw:text-box>
        </draw:frame>
        <draw:frame draw:style-name="gr5" draw:layer="layout" svg:width="0.925cm" svg:height="0.962cm" svg:x="1.635cm" svg:y="2.27cm">
          <draw:text-box>
            <text:p>B</text:p>
          </draw:text-box>
        </draw:frame>
        <draw:line draw:style-name="gr6" draw:text-style-name="P1" draw:layer="layout" svg:x1="2.905cm" svg:y1="20.05cm" svg:x2="18.78cm" svg:y2="20.05cm">
          <text:p/>
        </draw:line>
        <draw:line draw:style-name="gr6" draw:text-style-name="P1" draw:layer="layout" svg:x1="2.27cm" svg:y1="19.415cm" svg:x2="2.27cm" svg:y2="3.54cm">
          <text:p/>
        </draw:line>
        <draw:frame draw:style-name="gr5" draw:layer="layout" svg:width="1.128cm" svg:height="1.171cm" svg:x="7.35cm" svg:y="7.985cm">
          <draw:text-box>
            <text:p>E<text:span text:style-name="T1">1</text:span></text:p>
          </draw:text-box>
        </draw:frame>
        <draw:frame draw:style-name="gr5" draw:layer="layout" svg:width="1.128cm" svg:height="1.171cm" svg:x="8.62cm" svg:y="14.434cm">
          <draw:text-box>
            <text:p>E<text:span text:style-name="T1">2</text:span></text:p>
          </draw:text-box>
        </draw:frame>
        <draw:frame draw:style-name="gr5" draw:layer="layout" svg:width="1.128cm" svg:height="1.171cm" svg:x="4.175cm" svg:y="11.259cm">
          <draw:text-box>
            <text:p>A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25T18:44:21</meta:creation-date>
    <dc:date>2011-06-25T19:15:08</dc:date>
    <dc:creator>Etay Meiri</dc:creator>
    <meta:editing-duration>PT30M48S</meta:editing-duration>
    <meta:editing-cycles>4</meta:editing-cycles>
    <meta:generator>LibreOffice/3.3$Unix LibreOffice_project/330m19$Build-202</meta:generator>
    <meta:document-statistic meta:object-count="13"/>
  </office:meta>
</office:document-meta>
</file>